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14446" officeooo:paragraph-rsid="00014446"/>
    </style:style>
    <style:style style:name="P2" style:family="paragraph" style:parent-style-name="Standard">
      <style:paragraph-properties fo:text-align="center" style:justify-single-word="false"/>
      <style:text-properties officeooo:rsid="00014446" officeooo:paragraph-rsid="00014446"/>
    </style:style>
    <style:style style:name="P3" style:family="paragraph" style:parent-style-name="Standard">
      <style:text-properties officeooo:rsid="00014446" officeooo:paragraph-rsid="00050db1"/>
    </style:style>
    <style:style style:name="P4" style:family="paragraph" style:parent-style-name="Standard">
      <style:text-properties officeooo:rsid="001d8186" officeooo:paragraph-rsid="00014446"/>
    </style:style>
    <style:style style:name="P5" style:family="paragraph" style:parent-style-name="Standard">
      <style:text-properties fo:font-style="italic" officeooo:rsid="00014446" officeooo:paragraph-rsid="00014446" style:font-style-asian="italic" style:font-style-complex="italic"/>
    </style:style>
    <style:style style:name="P6" style:family="paragraph" style:parent-style-name="Standard">
      <style:text-properties officeooo:rsid="000342a3" officeooo:paragraph-rsid="00014446"/>
    </style:style>
    <style:style style:name="P7" style:family="paragraph" style:parent-style-name="Standard">
      <style:text-properties officeooo:rsid="0004dbed" officeooo:paragraph-rsid="0004dbed"/>
    </style:style>
    <style:style style:name="P8" style:family="paragraph" style:parent-style-name="Standard">
      <style:text-properties officeooo:rsid="0004dbed" officeooo:paragraph-rsid="00050db1"/>
    </style:style>
    <style:style style:name="P9" style:family="paragraph" style:parent-style-name="Standard">
      <style:text-properties officeooo:rsid="00050db1" officeooo:paragraph-rsid="00050db1"/>
    </style:style>
    <style:style style:name="P10" style:family="paragraph" style:parent-style-name="Standard">
      <style:text-properties officeooo:rsid="000691b0" officeooo:paragraph-rsid="00014446"/>
    </style:style>
    <style:style style:name="P11" style:family="paragraph" style:parent-style-name="Standard">
      <style:text-properties officeooo:rsid="000691b0" officeooo:paragraph-rsid="000691b0"/>
    </style:style>
    <style:style style:name="P12" style:family="paragraph" style:parent-style-name="Heading_20_3">
      <style:paragraph-properties fo:break-before="page"/>
    </style:style>
    <style:style style:name="T1" style:family="text">
      <style:text-properties officeooo:rsid="001f5729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4a4fe"/>
    </style:style>
    <style:style style:name="T4" style:family="text">
      <style:text-properties officeooo:rsid="001d8186"/>
    </style:style>
    <style:style style:name="T5" style:family="text">
      <style:text-properties officeooo:rsid="000342a3"/>
    </style:style>
    <style:style style:name="T6" style:family="text">
      <style:text-properties officeooo:rsid="0004a4fe"/>
    </style:style>
    <style:style style:name="T7" style:family="text">
      <style:text-properties officeooo:rsid="0004dbed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text-position="super 58%"/>
    </style:style>
    <style:style style:name="T10" style:family="text">
      <style:text-properties style:text-position="super 58%" officeooo:rsid="0004dbed"/>
    </style:style>
    <style:style style:name="T11" style:family="text">
      <style:text-properties style:text-position="super 58%" officeooo:rsid="0004a4fe"/>
    </style:style>
    <style:style style:name="T12" style:family="text">
      <style:text-properties officeooo:rsid="00050db1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officeooo:rsid="000691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4">Argument Relevant</text:span> Functions</text:p>
      <text:p text:style-name="P2">by Sven Nilsen, 2019</text:p>
      <text:p text:style-name="P1"/>
      <text:p text:style-name="P5">In this paper I formalize <text:span text:style-name="T14">argument relevant</text:span> functions in path semantics.</text:p>
      <text:p text:style-name="P1"/>
      <text:p text:style-name="P1">A<text:span text:style-name="T14">n argument</text:span> <text:span text:style-name="T6">relevant</text:span> function is defined as following <text:span text:style-name="T7">using notation for path semantics</text:span><text:span text:style-name="T10"><text:reference-ref text:reference-format="text" text:ref-name="1">[1]</text:reference-ref></text:span>:</text:p>
      <text:p text:style-name="P4"/>
      <text:p text:style-name="P4"><text:tab/><text:span text:style-name="T14">argument_relevant</text:span><text:span text:style-name="T3">T</text:span><text:span text:style-name="T6">(f : \T) = </text:span>¬∃ i { ∃?f[<text:span text:style-name="T1">id_</text:span>unit<text:span text:style-name="T2">i</text:span> → <text:span text:style-name="T1">id] }</text:span></text:p>
      <text:p text:style-name="P4"/>
      <text:p text:style-name="P8">The type `<text:span text:style-name="T6">\T</text:span>` means that `f` is a function of zero or more arguments returning type `T`<text:span text:style-name="T9"><text:reference-ref text:reference-format="text" text:ref-name="2">[2]</text:reference-ref></text:span>.</text:p>
      <text:p text:style-name="P3">The function `id_unit<text:span text:style-name="T3">i</text:span>` constructs a function tuple erasing a single argument <text:span text:style-name="T6">`i`</text:span><text:span text:style-name="T11"><text:reference-ref text:reference-format="text" text:ref-name="3">[3]</text:reference-ref></text:span>.</text:p>
      <text:p text:style-name="P1"><text:span text:style-name="T12">The</text:span> `<text:span text:style-name="T4">∃?</text:span>` <text:span text:style-name="T12">operator</text:span> means the existence of a normal path<text:span text:style-name="T9"><text:reference-ref text:reference-format="text" text:ref-name="4">[4]</text:reference-ref></text:span>.</text:p>
      <text:p text:style-name="P1"/>
      <text:p text:style-name="P1"><text:span text:style-name="T6">The output of an argument</text:span> <text:span text:style-name="T6">relevant</text:span> function depends on all arguments,<text:line-break/>such that no <text:span text:style-name="T5">single </text:span>argument can be eras<text:span text:style-name="T5">ed while producing the same output.</text:span></text:p>
      <text:p text:style-name="P10"/>
      <text:p text:style-name="P11">Most standard functions used in programming are argument relevant.</text:p>
      <text:p text:style-name="P11">For example, `and`, `or`, `add` etc.</text:p>
      <text:h text:style-name="P12" text:outline-level="3">References:</text:h>
      <text:p text:style-name="P6"/>
      <text:p text:style-name="P7"><text:reference-mark-start text:name="1"/>[1]<text:reference-mark-end text:name="1"/><text:tab/>“Path Semantics”</text:p>
      <text:p text:style-name="P7"><text:tab/>Sven Nilsen, 2016-2019</text:p>
      <text:p text:style-name="P7"><text:tab/><text:a xlink:type="simple" xlink:href="https://github.com/advancedresearch/path_semantics/blob/master/papers-wip/path-semantics.pdf" text:style-name="Internet_20_link" text:visited-style-name="Visited_20_Internet_20_Link"><text:span text:style-name="T8">https://github.com/advancedresearch/path_semantics/blob/master/papers-wip/path-semantics.pdf</text:span></text:a></text:p>
      <text:p text:style-name="P7"/>
      <text:p text:style-name="P9"><text:reference-mark-start text:name="2"/>[2]<text:reference-mark-end text:name="2"/><text:tab/>“Higher Order Operator Overloading and Notation for Parameters”</text:p>
      <text:p text:style-name="P9"><text:tab/>Sven Nilsen, 2019</text:p>
      <text:p text:style-name="P9"><text:tab/><text:a xlink:type="simple" xlink:href="https://github.com/advancedresearch/path_semantics/blob/master/papers-wip/higher-order-operator-overloading-and-notation-for-parameters.pdf" text:style-name="Internet_20_link" text:visited-style-name="Visited_20_Internet_20_Link"><text:span text:style-name="T13">https://github.com/advancedresearch/path_semantics/blob/master/papers-wip/higher-order-operator-overloading-and-notation-for-parameters.pdf</text:span></text:a></text:p>
      <text:p text:style-name="P9"/>
      <text:p text:style-name="P9"><text:reference-mark-start text:name="3"/>[3]<text:reference-mark-end text:name="3"/><text:tab/>“The Id Unit Function”</text:p>
      <text:p text:style-name="P9"><text:tab/>Sven Nilsen, 2019</text:p>
      <text:p text:style-name="P9"><text:tab/><text:a xlink:type="simple" xlink:href="https://github.com/advancedresearch/path_semantics/blob/master/papers-wip/the-id-unit-function.pdf" text:style-name="Internet_20_link" text:visited-style-name="Visited_20_Internet_20_Link"><text:span text:style-name="T8">https://github.com/advancedresearch/path_semantics/blob/master/papers-wip/the-id-unit-function.pdf</text:span></text:a></text:p>
      <text:p text:style-name="P9"/>
      <text:p text:style-name="P9"><text:reference-mark-start text:name="4"/>[4]<text:reference-mark-end text:name="4"/><text:tab/>“Existence of Normal Paths”</text:p>
      <text:p text:style-name="P9"><text:tab/>Sven Nilsen, 2019</text:p>
      <text:p text:style-name="P9"><text:tab/><text:a xlink:type="simple" xlink:href="https://github.com/advancedresearch/path_semantics/blob/master/papers-wip/existence-of-normal-paths.pdf" text:style-name="Internet_20_link" text:visited-style-name="Visited_20_Internet_20_Link"><text:span text:style-name="T8">https://github.com/advancedresearch/path_semantics/blob/master/papers-wip/existence-of-normal-paths.pdf</text:span>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8T21:59:17.333898000</meta:creation-date>
    <dc:date>2019-08-18T22:56:15.101455000</dc:date>
    <meta:editing-duration>PT5M40S</meta:editing-duration>
    <meta:editing-cycles>1</meta:editing-cycles>
    <meta:document-statistic meta:table-count="0" meta:image-count="0" meta:object-count="0" meta:page-count="2" meta:paragraph-count="24" meta:word-count="159" meta:character-count="1416" meta:non-whitespace-character-count="1272"/>
    <meta:generator>LibreOffice/5.1.2.2$MacOSX_X86_64 LibreOffice_project/d3bf12ecb743fc0d20e0be0c58ca359301eb705f</meta:generator>
  </office:meta>
</office:document-meta>
</file>